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9H10M00S" calcext:value-type="time">
            <text:p>19:10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table:number-columns-repeated="2"/>
          <table:table-cell table:formula="of:=[.C20]-[.B20]" office:value-type="time" office:time-value="-PT11H40M00S" calcext:value-type="time">
            <text:p>-11:4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1]-[.B2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2]-[.B2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3]-[.B2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4]-[.B2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5]-[.B2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1:38:04.65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15T11:38:33.644000000</dc:date>
    <meta:editing-duration>P2DT13H46M25S</meta:editing-duration>
    <meta:editing-cycles>38</meta:editing-cycles>
    <meta:generator>LibreOffice/7.2.5.2$Windows_X86_64 LibreOffice_project/499f9727c189e6ef3471021d6132d4c694f357e5</meta:generator>
    <meta:document-statistic meta:table-count="1" meta:cell-count="104" meta:object-count="0"/>
  </office:meta>
</office:document-meta>
</file>